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0000000E6000000DB2EE2435CAA7BB4A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egacySanITCBoo2" svg:font-family="LegacySanITCBoo"/>
    <style:font-face style:name="Lohit Devanagari1" svg:font-family="'Lohit Devanagari'"/>
    <style:font-face style:name="sans-serif" svg:font-family="sans-serif"/>
    <style:font-face style:name="Consolas" svg:font-family="Consolas" style:font-family-generic="swiss" style:font-pitch="fixed"/>
    <style:font-face style:name="LegacySanITCBoo1" svg:font-family="LegacySanITCBoo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egacySanITCBoo" svg:font-family="LegacySanITCBo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Registre" style:family="table">
      <style:table-properties style:width="18.002cm" style:rel-width="100%" table:align="left"/>
    </style:style>
    <style:style style:name="Registre.A" style:family="table-column">
      <style:table-column-properties style:column-width="3.6cm" style:rel-column-width="2041*"/>
    </style:style>
    <style:style style:name="Registre.B" style:family="table-column">
      <style:table-column-properties style:column-width="5.401cm" style:rel-column-width="3062*"/>
    </style:style>
    <style:style style:name="Registre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egistre.D1" style:family="table-cell">
      <style:table-cell-properties fo:background-color="transparent" fo:padding="0.097cm" fo:border="0.05pt solid #000000">
        <style:background-image/>
      </style:table-cell-properties>
    </style:style>
    <style:style style:name="Registre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Registre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Registre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Registre.6" style:family="table-row">
      <style:table-row-properties style:min-row-height="1.33cm"/>
    </style:style>
    <style:style style:name="Taula1" style:family="table">
      <style:table-properties style:width="18.002cm" style:rel-width="100%" table:align="left" style:may-break-between-rows="false"/>
    </style:style>
    <style:style style:name="Taula1.A" style:family="table-column">
      <style:table-column-properties style:column-width="2.699cm" style:rel-column-width="1530*"/>
    </style:style>
    <style:style style:name="Taula1.B" style:family="table-column">
      <style:table-column-properties style:column-width="2.701cm" style:rel-column-width="1531*"/>
    </style:style>
    <style:style style:name="Taula1.C" style:family="table-column">
      <style:table-column-properties style:column-width="8.994cm" style:rel-column-width="5099*"/>
    </style:style>
    <style:style style:name="Taula1.D" style:family="table-column">
      <style:table-column-properties style:column-width="3.609cm" style:rel-column-width="2046*"/>
    </style:style>
    <style:style style:name="Taula1.1" style:family="table-row">
      <style:table-row-properties fo:keep-together="always"/>
    </style:style>
    <style:style style:name="Taula1.A1" style:family="table-cell">
      <style:table-cell-properties fo:background-color="#dddddd" fo:padding="0.097cm" fo:border="0.05pt solid #000000">
        <style:background-image/>
      </style:table-cell-properties>
    </style:style>
    <style:style style:name="Taula1.A2" style:family="table-cell">
      <style:table-cell-properties fo:background-color="transparent" fo:padding="0.097cm" fo:border-left="0.05pt solid #000000" fo:border-right="none" fo:border-top="none" fo:border-bottom="0.5pt solid #000000">
        <style:background-image/>
      </style:table-cell-properties>
    </style:style>
    <style:style style:name="Taula1.D2" style:family="table-cell">
      <style:table-cell-properties fo:background-color="transparent" fo:padding="0.097cm" fo:border-left="0.05pt solid #000000" fo:border-right="0.05pt solid #000000" fo:border-top="none" fo:border-bottom="0.5pt solid #000000">
        <style:background-image/>
      </style:table-cell-properties>
    </style:style>
    <style:style style:name="Taula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.D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3" style:family="table">
      <style:table-properties style:width="18.002cm" style:rel-width="100%" table:align="left" style:may-break-between-rows="false"/>
    </style:style>
    <style:style style:name="Taula3.A" style:family="table-column">
      <style:table-column-properties style:column-width="2.699cm" style:rel-column-width="1530*"/>
    </style:style>
    <style:style style:name="Taula3.C" style:family="table-column">
      <style:table-column-properties style:column-width="4.498cm" style:rel-column-width="2550*"/>
    </style:style>
    <style:style style:name="Taula3.E" style:family="table-column">
      <style:table-column-properties style:column-width="3.609cm" style:rel-column-width="2046*"/>
    </style:style>
    <style:style style:name="Taula3.1" style:family="table-row">
      <style:table-row-properties fo:keep-together="always"/>
    </style:style>
    <style:style style:name="Taula3.A1" style:family="table-cell">
      <style:table-cell-properties fo:background-color="#dddddd" fo:padding="0.097cm" fo:border="0.05pt solid #000000">
        <style:background-image/>
      </style:table-cell-properties>
    </style:style>
    <style:style style:name="Taula3.2" style:family="table-row">
      <style:table-row-properties style:min-row-height="0.524cm" fo:keep-together="always"/>
    </style:style>
    <style:style style:name="Taula3.A2" style:family="table-cell">
      <style:table-cell-properties fo:background-color="transparent" fo:padding="0.097cm" fo:border-left="0.05pt solid #000000" fo:border-right="none" fo:border-top="none" fo:border-bottom="0.5pt solid #000000">
        <style:background-image/>
      </style:table-cell-properties>
    </style:style>
    <style:style style:name="Taula3.E2" style:family="table-cell">
      <style:table-cell-properties fo:background-color="transparent" fo:padding="0.097cm" fo:border-left="0.05pt solid #000000" fo:border-right="0.05pt solid #000000" fo:border-top="none" fo:border-bottom="0.5pt solid #000000">
        <style:background-image/>
      </style:table-cell-properties>
    </style:style>
    <style:style style:name="Taula3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3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" style:family="table">
      <style:table-properties style:width="18.002cm" style:rel-width="100%" table:align="left" style:may-break-between-rows="false"/>
    </style:style>
    <style:style style:name="Taula2.A" style:family="table-column">
      <style:table-column-properties style:column-width="2.699cm" style:rel-column-width="1530*"/>
    </style:style>
    <style:style style:name="Taula2.C" style:family="table-column">
      <style:table-column-properties style:column-width="3.6cm" style:rel-column-width="2041*"/>
    </style:style>
    <style:style style:name="Taula2.E" style:family="table-column">
      <style:table-column-properties style:column-width="5.405cm" style:rel-column-width="3064*"/>
    </style:style>
    <style:style style:name="Taula2.1" style:family="table-row">
      <style:table-row-properties fo:keep-together="always"/>
    </style:style>
    <style:style style:name="Taula2.A1" style:family="table-cell">
      <style:table-cell-properties fo:background-color="#dddddd" fo:padding="0.097cm" fo:border="0.05pt solid #000000">
        <style:background-image/>
      </style:table-cell-properties>
    </style:style>
    <style:style style:name="Taula2.2" style:family="table-row">
      <style:table-row-properties style:min-row-height="0.524cm" fo:keep-together="always"/>
    </style:style>
    <style:style style:name="Taula2.A2" style:family="table-cell">
      <style:table-cell-properties fo:background-color="transparent" fo:padding="0.097cm" fo:border-left="0.05pt solid #000000" fo:border-right="none" fo:border-top="none" fo:border-bottom="0.5pt solid #000000">
        <style:background-image/>
      </style:table-cell-properties>
    </style:style>
    <style:style style:name="Taula2.E2" style:family="table-cell">
      <style:table-cell-properties fo:background-color="transparent" fo:padding="0.097cm" fo:border-left="0.05pt solid #000000" fo:border-right="0.05pt solid #000000" fo:border-top="none" fo:border-bottom="0.5pt solid #000000">
        <style:background-image/>
      </style:table-cell-properties>
    </style:style>
    <style:style style:name="Taula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2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.199cm" fo:margin-bottom="0.199cm" loext:contextual-spacing="false" fo:text-align="end" style:justify-single-word="false" fo:text-indent="0cm" style:auto-text-indent="false" style:shadow="none" style:snap-to-layout-grid="false"/>
      <style:text-properties style:font-name="LegacySanITCBoo" fo:font-size="10pt" fo:font-weight="bold" officeooo:rsid="001f0e50" officeooo:paragraph-rsid="001f0e50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left="0cm" fo:margin-right="0cm" fo:margin-top="0.199cm" fo:margin-bottom="0.199cm" loext:contextual-spacing="false" fo:text-align="start" style:justify-single-word="false" fo:text-indent="0cm" style:auto-text-indent="false" style:shadow="none" style:snap-to-layout-grid="false"/>
      <style:text-properties style:font-name="LegacySanITCBoo" fo:font-size="10pt" fo:font-weight="bold" officeooo:rsid="001f0e50" officeooo:paragraph-rsid="0020461c" style:font-size-asian="10pt" style:font-weight-asian="bold" style:font-size-complex="10pt" style:font-weight-complex="bold"/>
    </style:style>
    <style:style style:name="P3" style:family="paragraph" style:parent-style-name="Text_20_body">
      <style:paragraph-properties fo:margin-left="0cm" fo:margin-right="0cm" fo:margin-top="0.199cm" fo:margin-bottom="0.199cm" loext:contextual-spacing="false" fo:text-align="justify" style:justify-single-word="false" fo:text-indent="0cm" style:auto-text-indent="false" style:shadow="none"/>
      <style:text-properties style:font-name="LegacySanITCBoo" fo:font-size="10pt" fo:language="ca" fo:country="ES" fo:font-weight="bold" officeooo:rsid="00177e46" officeooo:paragraph-rsid="0015af92" style:font-size-asian="10pt" style:font-size-complex="10pt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 style:snap-to-layout-grid="false"/>
      <style:text-properties fo:color="#000000" style:font-name="LegacySanITCBoo1" fo:font-size="8pt" officeooo:rsid="00272992" officeooo:paragraph-rsid="00272992" style:font-size-asian="8pt" style:font-size-complex="8pt"/>
    </style:style>
    <style:style style:name="P5" style:family="paragraph" style:parent-style-name="Standard">
      <style:text-properties officeooo:paragraph-rsid="0015af92"/>
    </style:style>
    <style:style style:name="P6" style:family="paragraph" style:parent-style-name="Standard">
      <style:text-properties style:font-name="sans-serif" fo:font-size="10pt" officeooo:paragraph-rsid="001c8529"/>
    </style:style>
    <style:style style:name="P7" style:family="paragraph" style:parent-style-name="Standard">
      <style:text-properties style:font-name="sans-serif" fo:font-size="10pt" officeooo:paragraph-rsid="001d56e8"/>
    </style:style>
    <style:style style:name="P8" style:family="paragraph" style:parent-style-name="Standard">
      <style:text-properties style:font-name="sans-serif" fo:font-size="10pt" officeooo:paragraph-rsid="002733b8"/>
    </style:style>
    <style:style style:name="P9" style:family="paragraph" style:parent-style-name="Standard">
      <style:text-properties style:font-name="LegacySanITCBoo2" fo:font-size="9pt" fo:font-weight="bold" officeooo:rsid="0018af36" officeooo:paragraph-rsid="0018af36" style:font-size-asian="9pt" style:font-weight-asian="bold" style:font-size-complex="9pt" style:font-weight-complex="bold"/>
    </style:style>
    <style:style style:name="P10" style:family="paragraph" style:parent-style-name="Standard">
      <style:text-properties style:font-name="LegacySanITCBoo2" fo:font-size="9pt" fo:font-weight="bold" officeooo:paragraph-rsid="00177e46" style:font-size-asian="9pt" style:font-weight-asian="bold" style:font-size-complex="9pt" style:font-weight-complex="bold"/>
    </style:style>
    <style:style style:name="P11" style:family="paragraph" style:parent-style-name="Standard">
      <style:text-properties style:font-name="LegacySanITCBoo2" fo:font-size="9pt" fo:font-weight="bold" officeooo:rsid="0029aa33" officeooo:paragraph-rsid="0029aa33" style:font-size-asian="9pt" style:font-weight-asian="bold" style:font-size-complex="9pt" style:font-weight-complex="bold"/>
    </style:style>
    <style:style style:name="P12" style:family="paragraph" style:parent-style-name="Standard">
      <style:text-properties style:font-name="LegacySanITCBoo2" fo:font-size="9pt" fo:font-weight="bold" officeooo:paragraph-rsid="0018af36" style:font-size-asian="9pt" style:font-weight-asian="bold" style:font-size-complex="9pt" style:font-weight-complex="bold"/>
    </style:style>
    <style:style style:name="P13" style:family="paragraph" style:parent-style-name="Standard">
      <style:text-properties style:font-name="LegacySanITCBoo1" fo:font-size="9pt" officeooo:rsid="00260a51" officeooo:paragraph-rsid="00260a51" style:font-size-asian="9pt" style:font-size-complex="9pt"/>
    </style:style>
    <style:style style:name="P14" style:family="paragraph" style:parent-style-name="Standard">
      <style:text-properties style:font-name="LegacySanITCBoo1" fo:font-size="9pt" officeooo:rsid="0029aa33" officeooo:paragraph-rsid="00260a51" style:font-size-asian="9pt" style:font-size-complex="9pt"/>
    </style:style>
    <style:style style:name="P15" style:family="paragraph" style:parent-style-name="Table_20_Contents">
      <style:text-properties style:font-name="LegacySanITCBoo1" fo:font-size="9pt" officeooo:rsid="002cf965" officeooo:paragraph-rsid="00260a51" style:font-size-asian="9pt" style:font-size-complex="9pt"/>
    </style:style>
    <style:style style:name="P16" style:family="paragraph" style:parent-style-name="Table_20_Contents">
      <style:text-properties style:font-name="LegacySanITCBoo1" fo:font-size="9pt" officeooo:rsid="00260a51" officeooo:paragraph-rsid="002733b8" style:font-size-asian="9pt" style:font-size-complex="9pt"/>
    </style:style>
    <style:style style:name="P17" style:family="paragraph" style:parent-style-name="Table_20_Contents">
      <style:text-properties style:font-name="LegacySanITCBoo1" fo:font-size="9pt" officeooo:rsid="0027a22a" officeooo:paragraph-rsid="0027a22a" style:font-size-asian="9pt" style:font-size-complex="9pt"/>
    </style:style>
    <style:style style:name="P18" style:family="paragraph" style:parent-style-name="Table_20_Contents">
      <style:text-properties style:font-name="LegacySanITCBoo1" fo:font-size="9pt" officeooo:rsid="002733b8" officeooo:paragraph-rsid="00260a51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style:font-name="LegacySanITCBoo2" fo:font-size="9pt" fo:font-weight="bold" officeooo:rsid="001c8529" officeooo:paragraph-rsid="001c8529" style:font-size-asian="9pt" style:font-weight-asian="bold" style:font-size-complex="9pt" style:font-weight-complex="bold"/>
    </style:style>
    <style:style style:name="P20" style:family="paragraph" style:parent-style-name="Table_20_Contents">
      <style:text-properties style:font-name="LegacySanITCBoo2" fo:font-size="9pt" fo:font-weight="bold" officeooo:rsid="001c8529" officeooo:paragraph-rsid="001c8529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LegacySanITCBoo2" fo:font-size="9pt" fo:font-weight="bold" officeooo:rsid="001d56e8" officeooo:paragraph-rsid="002733b8" style:font-size-asian="9pt" style:font-weight-asian="bold" style:font-size-complex="9pt" style:font-weight-complex="bold"/>
    </style:style>
    <style:style style:name="P22" style:family="paragraph" style:parent-style-name="Table_20_Contents">
      <style:text-properties style:font-name="LegacySanITCBoo2" fo:font-size="9pt" fo:font-weight="bold" officeooo:rsid="001d56e8" officeooo:paragraph-rsid="002733b8" style:font-size-asian="9pt" style:font-weight-asian="bold" style:font-size-complex="9pt" style:font-weight-complex="bold"/>
    </style:style>
    <style:style style:name="P23" style:family="paragraph" style:parent-style-name="Table_20_Contents">
      <style:text-properties style:font-name="LegacySanITCBoo2" fo:font-size="9pt" fo:font-weight="bold" officeooo:rsid="001d56e8" officeooo:paragraph-rsid="001d56e8" style:font-size-asian="9pt" style:font-weight-asian="bold" style:font-size-complex="9pt" style:font-weight-complex="bold"/>
    </style:style>
    <style:style style:name="P24" style:family="paragraph" style:parent-style-name="Table_20_Contents">
      <style:text-properties style:font-name="LegacySanITCBoo2" fo:font-size="9pt" fo:font-weight="bold" officeooo:rsid="0027a22a" officeooo:paragraph-rsid="0027a22a" style:font-size-asian="9pt" style:font-weight-asian="bold" style:font-size-complex="9pt" style:font-weight-complex="bold"/>
    </style:style>
    <style:style style:name="P25" style:family="paragraph" style:parent-style-name="Table_20_Contents">
      <style:text-properties style:font-name="LegacySanITCBoo2" fo:font-size="9pt" fo:font-weight="bold" officeooo:rsid="00279861" officeooo:paragraph-rsid="00279861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LegacySanITCBoo2" fo:font-size="9pt" fo:font-weight="bold" officeooo:rsid="002733b8" officeooo:paragraph-rsid="002733b8" style:font-size-asian="9pt" style:font-weight-asian="bold" style:font-size-complex="9pt" style:font-weight-complex="bold"/>
    </style:style>
    <style:style style:name="P27" style:family="paragraph" style:parent-style-name="Table_20_Contents">
      <style:text-properties style:font-name="LegacySanITCBoo2" fo:font-size="9pt" fo:font-weight="bold" officeooo:rsid="0020461c" officeooo:paragraph-rsid="0020461c" style:font-size-asian="9pt" style:font-weight-asian="bold" style:font-size-complex="9pt" style:font-weight-complex="bold"/>
    </style:style>
    <style:style style:name="P28" style:family="paragraph" style:parent-style-name="Table_20_Contents">
      <style:text-properties style:font-name="LegacySanITCBoo2" fo:font-size="9pt" fo:font-weight="bold" officeooo:rsid="003338dc" officeooo:paragraph-rsid="003338dc" style:font-size-asian="9pt" style:font-weight-asian="bold" style:font-size-complex="9pt" style:font-weight-complex="bold"/>
    </style:style>
    <style:style style:name="P29" style:family="paragraph" style:parent-style-name="Table_20_Contents">
      <style:text-properties style:font-name="LegacySanITCBoo2" fo:font-size="9pt" officeooo:rsid="001c8529" officeooo:paragraph-rsid="00260a51" style:font-size-asian="9pt" style:font-size-complex="9pt"/>
    </style:style>
    <style:style style:name="P30" style:family="paragraph" style:parent-style-name="Table_20_Contents">
      <style:text-properties style:font-name="LegacySanITCBoo2" fo:font-size="9pt" officeooo:rsid="001c8529" officeooo:paragraph-rsid="0027a22a" style:font-size-asian="9pt" style:font-size-complex="9pt"/>
    </style:style>
    <style:style style:name="P31" style:family="paragraph" style:parent-style-name="Table_20_Contents">
      <style:text-properties style:font-name="LegacySanITCBoo2" fo:font-size="9pt" officeooo:rsid="001c8529" officeooo:paragraph-rsid="002733b8" style:font-size-asian="9pt" style:font-size-complex="9pt"/>
    </style:style>
    <style:style style:name="P32" style:family="paragraph" style:parent-style-name="Table_20_Contents">
      <style:text-properties style:font-name="LegacySanITCBoo2" fo:font-size="9pt" officeooo:rsid="001c8529" officeooo:paragraph-rsid="003149dc" style:font-size-asian="9pt" style:font-size-complex="9pt"/>
    </style:style>
    <style:style style:name="T1" style:family="text">
      <style:text-properties style:font-name="LegacySanITCBoo1" officeooo:rsid="00206052"/>
    </style:style>
    <style:style style:name="T2" style:family="text">
      <style:text-properties style:font-name="LegacySanITCBoo1" officeooo:rsid="00260a51"/>
    </style:style>
    <style:style style:name="T3" style:family="text">
      <style:text-properties style:font-name="LegacySanITCBoo1" officeooo:rsid="002733b8"/>
    </style:style>
    <style:style style:name="T4" style:family="text">
      <style:text-properties style:font-name="LegacySanITCBoo1" officeooo:rsid="00279861"/>
    </style:style>
    <style:style style:name="T5" style:family="text">
      <style:text-properties style:font-name="LegacySanITCBoo1" officeooo:rsid="003149dc"/>
    </style:style>
    <style:style style:name="T6" style:family="text">
      <style:text-properties officeooo:rsid="0029aa33"/>
    </style:style>
    <style:style style:name="T7" style:family="text">
      <style:text-properties officeooo:rsid="00336a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Registre" table:style-name="Registre">
        <table:table-column table:style-name="Registre.A"/>
        <table:table-column table:style-name="Registre.B"/>
        <table:table-column table:style-name="Registre.A"/>
        <table:table-column table:style-name="Registre.B"/>
        <table:table-row>
          <table:table-cell table:style-name="Registre.A1" office:value-type="string">
            <text:p text:style-name="P9">Tipus de registre</text:p>
          </table:table-cell>
          <table:table-cell table:style-name="Registre.A1" office:value-type="string">
            <text:p text:style-name="P13"><text:text-input text:description="">$registre.tipus</text:text-input></text:p>
          </table:table-cell>
          <table:table-cell table:style-name="Registre.A1" office:value-type="string">
            <text:p text:style-name="P11">Llibre</text:p>
          </table:table-cell>
          <table:table-cell table:style-name="Registre.D1" office:value-type="string">
            <text:p text:style-name="P14"><text:text-input text:description="">$registre.llibre</text:text-input></text:p>
          </table:table-cell>
        </table:table-row>
        <table:table-row>
          <table:table-cell table:style-name="Registre.A2" office:value-type="string">
            <text:p text:style-name="P10">Nº de registre<text:tab/></text:p>
          </table:table-cell>
          <table:table-cell table:style-name="Registre.A2" office:value-type="string">
            <text:p text:style-name="P13"><text:text-input text:description="">$registre.numero</text:text-input></text:p>
          </table:table-cell>
          <table:table-cell table:style-name="Registre.A2" office:value-type="string">
            <text:p text:style-name="P10">Data de registre</text:p>
          </table:table-cell>
          <table:table-cell table:style-name="Registre.D2" office:value-type="string">
            <text:p text:style-name="P13"><text:text-input text:description="">$registre.data</text:text-input></text:p>
          </table:table-cell>
        </table:table-row>
        <table:table-row>
          <table:table-cell table:style-name="Registre.A2" office:value-type="string">
            <text:p text:style-name="P10">Tipus d'assumpte</text:p>
          </table:table-cell>
          <table:table-cell table:style-name="Registre.A2" office:value-type="string">
            <text:p text:style-name="P13"><text:text-input text:description="">$registre.tipusAssumpte</text:text-input></text:p>
          </table:table-cell>
          <table:table-cell table:style-name="Registre.A2" office:value-type="string">
            <text:p text:style-name="P10"><text:span text:style-name="T6">Codi</text:span> <text:span text:style-name="T6">d’</text:span>assumpte</text:p>
          </table:table-cell>
          <table:table-cell table:style-name="Registre.D2" office:value-type="string">
            <text:p text:style-name="P14"><text:text-input text:description="">$registre.codiAssumpte</text:text-input></text:p>
          </table:table-cell>
        </table:table-row>
        <table:table-row>
          <table:table-cell table:style-name="Registre.A2" office:value-type="string">
            <text:p text:style-name="P9">Oficina de registre remitent</text:p>
          </table:table-cell>
          <table:table-cell table:style-name="Registre.A2" office:value-type="string">
            <text:p text:style-name="P13"><text:text-input text:description="">$registre.oficina</text:text-input></text:p>
          </table:table-cell>
          <table:table-cell table:style-name="Registre.A2" office:value-type="string">
            <text:p text:style-name="P12">Òrgan</text:p>
          </table:table-cell>
          <table:table-cell table:style-name="Registre.D2" office:value-type="string">
            <text:p text:style-name="P13"><text:text-input text:description="">$registre.organ</text:text-input></text:p>
          </table:table-cell>
        </table:table-row>
        <table:table-row>
          <table:table-cell table:style-name="Registre.A5" table:number-columns-spanned="4" office:value-type="string">
            <text:p text:style-name="P12">Extracte del document:</text:p>
          </table:table-cell>
          <table:covered-table-cell/>
          <table:covered-table-cell/>
          <table:covered-table-cell/>
        </table:table-row>
        <table:table-row table:style-name="Registre.6">
          <table:table-cell table:style-name="Registre.D2" table:number-columns-spanned="4" office:value-type="string">
            <text:p text:style-name="P13"><text:text-input text:description="">$registre.extracte</text:text-input></text:p>
          </table:table-cell>
          <table:covered-table-cell/>
          <table:covered-table-cell/>
          <table:covered-table-cell/>
        </table:table-row>
      </table:table>
      <text:p text:style-name="P6"><text:tab/>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header-rows>
          <table:table-row table:style-name="Taula1.1">
            <table:table-cell table:style-name="Taula1.A1" table:number-columns-spanned="4" office:value-type="string">
              <text:p text:style-name="P19">Interessats</text:p>
            </table:table-cell>
            <table:covered-table-cell/>
            <table:covered-table-cell/>
            <table:covered-table-cell/>
          </table:table-row>
          <table:table-row table:style-name="Taula1.1">
            <table:table-cell table:style-name="Taula1.A2" office:value-type="string">
              <text:p text:style-name="P20">Tipus</text:p>
            </table:table-cell>
            <table:table-cell table:style-name="Taula1.A2" office:value-type="string">
              <text:p text:style-name="P20">Document</text:p>
            </table:table-cell>
            <table:table-cell table:style-name="Taula1.A2" office:value-type="string">
              <text:p text:style-name="P20">Nom</text:p>
            </table:table-cell>
            <table:table-cell table:style-name="Taula1.D2" office:value-type="string">
              <text:p text:style-name="P28"><text:span text:style-name="T7">Doc. </text:span>Representant</text:p>
            </table:table-cell>
          </table:table-row>
        </table:table-header-rows>
        <table:table-row table:style-name="Taula1.1">
          <table:table-cell table:style-name="Taula1.A3" office:value-type="string">
            <text:p text:style-name="P29"><text:span text:style-name="T2"><text:text-input text:description="">@before-row#foreach($int in $interessats)</text:text-input></text:span><text:span text:style-name="T2"><text:text-input text:description="">$int.tipus</text:text-input></text:span></text:p>
          </table:table-cell>
          <table:table-cell table:style-name="Taula1.A3" office:value-type="string">
            <text:p text:style-name="P15"><text:text-input text:description="">$int.document</text:text-input></text:p>
          </table:table-cell>
          <table:table-cell table:style-name="Taula1.A3" office:value-type="string">
            <text:p text:style-name="P15"><text:text-input text:description="">$int.nomComplet</text:text-input></text:p>
          </table:table-cell>
          <table:table-cell table:style-name="Taula1.D3" office:value-type="string">
            <text:p text:style-name="P32"><text:span text:style-name="T5"><text:text-input text:description="">$int.representantDocument</text:text-input></text:span><text:span text:style-name="T1"><text:text-input text:description="">@after-row#end</text:text-input></text:span></text:p>
          </table:table-cell>
        </table:table-row>
      </table:table>
      <text:p text:style-name="P8"/>
      <table:table table:name="Taula3" table:style-name="Taula3">
        <table:table-column table:style-name="Taula3.A" table:number-columns-repeated="2"/>
        <table:table-column table:style-name="Taula3.C" table:number-columns-repeated="2"/>
        <table:table-column table:style-name="Taula3.E"/>
        <table:table-header-rows>
          <table:table-row table:style-name="Taula3.1">
            <table:table-cell table:style-name="Taula3.A1" table:number-columns-spanned="5" office:value-type="string">
              <text:p text:style-name="P21">Accions</text:p>
            </table:table-cell>
            <table:covered-table-cell/>
            <table:covered-table-cell/>
            <table:covered-table-cell/>
            <table:covered-table-cell/>
          </table:table-row>
          <table:table-row table:style-name="Taula3.2">
            <table:table-cell table:style-name="Taula3.A2" office:value-type="string">
              <text:p text:style-name="P22">Data</text:p>
            </table:table-cell>
            <table:table-cell table:style-name="Taula3.A2" office:value-type="string">
              <text:p text:style-name="P22">Usuari</text:p>
            </table:table-cell>
            <table:table-cell table:style-name="Taula3.A2" office:value-type="string">
              <text:p text:style-name="P24">Paràmetre 1</text:p>
            </table:table-cell>
            <table:table-cell table:style-name="Taula3.A2" office:value-type="string">
              <text:p text:style-name="P24">Paràmetre 2</text:p>
            </table:table-cell>
            <table:table-cell table:style-name="Taula3.E2" office:value-type="string">
              <text:p text:style-name="P25">Acció</text:p>
            </table:table-cell>
          </table:table-row>
        </table:table-header-rows>
        <table:table-row table:style-name="Taula3.2">
          <table:table-cell table:style-name="Taula3.A3" office:value-type="string">
            <text:p text:style-name="P30"><text:span text:style-name="T2"><text:text-input text:description="">@before-row#foreach($acc in $accions)</text:text-input></text:span><text:span text:style-name="T2"><text:text-input text:description="">$acc.data</text:text-input></text:span></text:p>
          </table:table-cell>
          <table:table-cell table:style-name="Taula3.A3" office:value-type="string">
            <text:p text:style-name="P16"><text:text-input text:description="">$acc.usuari</text:text-input></text:p>
          </table:table-cell>
          <table:table-cell table:style-name="Taula3.A3" office:value-type="string">
            <text:p text:style-name="P17"><text:text-input text:description="">$acc.param1</text:text-input></text:p>
          </table:table-cell>
          <table:table-cell table:style-name="Taula3.A3" office:value-type="string">
            <text:p text:style-name="P17"><text:text-input text:description="">$acc.param2</text:text-input></text:p>
          </table:table-cell>
          <table:table-cell table:style-name="Taula3.E3" office:value-type="string">
            <text:p text:style-name="P31"><text:span text:style-name="T4"><text:text-input text:description="">$acc.accio</text:text-input></text:span><text:span text:style-name="T1"><text:text-input text:description="">@after-row#end</text:text-input></text:span></text:p>
          </table:table-cell>
        </table:table-row>
      </table:table>
      <text:p text:style-name="P8"/>
      <table:table table:name="Taula2" table:style-name="Taula2">
        <table:table-column table:style-name="Taula2.A" table:number-columns-repeated="2"/>
        <table:table-column table:style-name="Taula2.C" table:number-columns-repeated="2"/>
        <table:table-column table:style-name="Taula2.E"/>
        <table:table-header-rows>
          <table:table-row table:style-name="Taula2.1">
            <table:table-cell table:style-name="Taula2.A1" table:number-columns-spanned="5" office:value-type="string">
              <text:p text:style-name="P26">Moviments</text:p>
            </table:table-cell>
            <table:covered-table-cell/>
            <table:covered-table-cell/>
            <table:covered-table-cell/>
            <table:covered-table-cell/>
          </table:table-row>
          <table:table-row table:style-name="Taula2.2">
            <table:table-cell table:style-name="Taula2.A2" office:value-type="string">
              <text:p text:style-name="P23">Data</text:p>
            </table:table-cell>
            <table:table-cell table:style-name="Taula2.A2" office:value-type="string">
              <text:p text:style-name="P23">Usuari</text:p>
            </table:table-cell>
            <table:table-cell table:style-name="Taula2.A2" office:value-type="string">
              <text:p text:style-name="P23">Origen</text:p>
            </table:table-cell>
            <table:table-cell table:style-name="Taula2.A2" office:value-type="string">
              <text:p text:style-name="P23">Destí</text:p>
            </table:table-cell>
            <table:table-cell table:style-name="Taula2.E2" office:value-type="string">
              <text:p text:style-name="P27">Comentari</text:p>
            </table:table-cell>
          </table:table-row>
        </table:table-header-rows>
        <table:table-row table:style-name="Taula2.2">
          <table:table-cell table:style-name="Taula2.A3" office:value-type="string">
            <text:p text:style-name="P30"><text:span text:style-name="T3"><text:text-input text:description="">@before-row#foreach($mov in $moviments)</text:text-input></text:span><text:span text:style-name="T3"><text:text-input text:description="">$mov.data</text:text-input></text:span></text:p>
          </table:table-cell>
          <table:table-cell table:style-name="Taula2.A3" office:value-type="string">
            <text:p text:style-name="P18"><text:text-input text:description="">$mov.usuari</text:text-input></text:p>
          </table:table-cell>
          <table:table-cell table:style-name="Taula2.A3" office:value-type="string">
            <text:p text:style-name="P18"><text:text-input text:description="">$mov.origen</text:text-input></text:p>
          </table:table-cell>
          <table:table-cell table:style-name="Taula2.A3" office:value-type="string">
            <text:p text:style-name="P18"><text:text-input text:description="">$mov.desti</text:text-input></text:p>
          </table:table-cell>
          <table:table-cell table:style-name="Taula2.E3" office:value-type="string">
            <text:p text:style-name="P29"><text:span text:style-name="T3"><text:text-input text:description="">$mov.comentari</text:text-input></text:span><text:span text:style-name="T1"><text:text-input text:description="">@after-row#end</text:text-input>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egacySanITCBoo2" svg:font-family="LegacySanITCBoo"/>
    <style:font-face style:name="Lohit Devanagari1" svg:font-family="'Lohit Devanagari'"/>
    <style:font-face style:name="sans-serif" svg:font-family="sans-serif"/>
    <style:font-face style:name="Consolas" svg:font-family="Consolas" style:font-family-generic="swiss" style:font-pitch="fixed"/>
    <style:font-face style:name="LegacySanITCBoo1" svg:font-family="LegacySanITCBoo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egacySanITCBoo" svg:font-family="LegacySanITCBo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Times New Roman" fo:font-family="'Times New Roman'" style:font-family-generic="roman" style:font-pitch="variable" fo:font-weight="bold" style:font-weight-asian="bold"/>
    </style:style>
    <style:style style:name="codi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2a00ff" style:font-name="Consolas" fo:font-family="Consolas" style:font-family-generic="swiss" style:font-pitch="fixed" fo:font-size="8pt" fo:language="es" fo:country="ES" fo:font-weight="normal" style:font-name-asian="Consolas" style:font-family-asian="Consolas" style:font-family-generic-asian="swiss" style:font-pitch-asian="fixed" style:font-size-asian="10pt" style:font-weight-asian="normal" style:font-name-complex="Consolas" style:font-family-complex="Consolas" style:font-family-generic-complex="swiss" style:font-pitch-complex="fixed" style:font-size-complex="10pt" style:font-weight-complex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 style:master-page-name="Standard">
      <style:table-properties style:width="18.002cm" style:rel-width="100%" fo:margin-left="0cm" fo:margin-right="0cm" style:page-number="auto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2.A" style:family="table-column">
      <style:table-column-properties style:column-width="2.701cm" style:rel-column-width="1531*"/>
    </style:style>
    <style:style style:name="Tabla2.B" style:family="table-column">
      <style:table-column-properties style:column-width="6.301cm" style:rel-column-width="3572*"/>
    </style:style>
    <style:style style:name="Tabla2.C" style:family="table-column">
      <style:table-column-properties style:column-width="9.001cm" style:rel-column-width="5103*"/>
    </style:style>
    <style:style style:name="Tabla2.1" style:family="table-row">
      <style:table-row-properties style:min-row-height="1.148cm" fo:keep-together="always"/>
    </style:style>
    <style:style style:name="Tabla2.A1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.B1" style:family="table-cell">
      <style:table-cell-properties style:vertical-align="" fo:background-color="transparent" fo:padding="0.097cm" fo:border-left="none" fo:border-right="0.5pt solid #000000" fo:border-top="0.5pt solid #000000" fo:border-bottom="none" style:writing-mode="lr-tb">
        <style:background-image/>
      </style:table-cell-properties>
    </style:style>
    <style:style style:name="Tabla2.C1" style:family="table-cell">
      <style:table-cell-properties style:vertical-align="" fo:padding-left="0.123cm" fo:padding-right="0.123cm" fo:padding-top="0cm" fo:padding-bottom="0cm" fo:border="0.5pt solid #000000" style:writing-mode="lr-tb"/>
    </style:style>
    <style:style style:name="Tabla2.B2" style:family="table-cell">
      <style:table-cell-properties style:vertical-align="bottom" fo:background-color="transparent" fo:padding="0.097cm" fo:border-left="none" fo:border-right="0.5pt solid #000000" fo:border-top="none" fo:border-bottom="0.5pt solid #000000" style:writing-mode="lr-tb">
        <style:background-image/>
      </style:table-cell-properties>
    </style:style>
    <style:style style:name="Tabla2.C2" style:family="table-cell">
      <style:table-cell-properties style:vertical-align="" fo:padding-left="0.123cm" fo:padding-right="0.123cm" fo:padding-top="0cm" fo:padding-bottom="0cm" fo:border="0.5pt solid #000000" style:writing-mode="lr-tb"/>
    </style:style>
    <style:style style:name="MP1" style:family="paragraph" style:parent-style-name="Standard">
      <style:paragraph-properties fo:margin-left="0cm" fo:margin-right="0cm" fo:margin-top="0.199cm" fo:margin-bottom="0.199cm" loext:contextual-spacing="false" fo:text-align="end" style:justify-single-word="false" fo:text-indent="0cm" style:auto-text-indent="false" style:shadow="none" style:snap-to-layout-grid="false"/>
      <style:text-properties style:font-name="LegacySanITCBoo" fo:font-size="10pt" fo:font-weight="bold" officeooo:rsid="001f0e50" officeooo:paragraph-rsid="001f0e50" style:font-size-asian="10pt" style:font-weight-asian="bold" style:font-size-complex="10pt" style:font-weight-complex="bold"/>
    </style:style>
    <style:style style:name="MP2" style:family="paragraph" style:parent-style-name="Standard">
      <style:paragraph-properties fo:margin-left="0cm" fo:margin-right="0cm" fo:margin-top="0.199cm" fo:margin-bottom="0.199cm" loext:contextual-spacing="false" fo:text-align="start" style:justify-single-word="false" fo:text-indent="0cm" style:auto-text-indent="false" style:shadow="none" style:snap-to-layout-grid="false"/>
      <style:text-properties style:font-name="LegacySanITCBoo" fo:font-size="10pt" fo:font-weight="bold" officeooo:rsid="001f0e50" officeooo:paragraph-rsid="0020461c" style:font-size-asian="10pt" style:font-weight-asian="bold" style:font-size-complex="10pt" style:font-weight-complex="bold"/>
    </style:style>
    <style:style style:name="MP3" style:family="paragraph" style:parent-style-name="Text_20_body">
      <style:paragraph-properties fo:margin-left="0cm" fo:margin-right="0cm" fo:margin-top="0.199cm" fo:margin-bottom="0.199cm" loext:contextual-spacing="false" fo:text-align="justify" style:justify-single-word="false" fo:text-indent="0cm" style:auto-text-indent="false" style:shadow="none"/>
      <style:text-properties style:font-name="LegacySanITCBoo" fo:font-size="10pt" fo:language="ca" fo:country="ES" fo:font-weight="bold" officeooo:rsid="00177e46" officeooo:paragraph-rsid="0015af92" style:font-size-asian="10pt" style:font-size-complex="10pt"/>
    </style:style>
    <style:style style:name="MP4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 style:snap-to-layout-grid="false"/>
      <style:text-properties fo:color="#000000" style:font-name="LegacySanITCBoo1" fo:font-size="8pt" officeooo:rsid="00272992" officeooo:paragraph-rsid="00272992" style:font-size-asian="8pt" style:font-size-complex="8pt"/>
    </style:style>
    <style:style style:name="MP5" style:family="paragraph" style:parent-style-name="Standard">
      <style:text-properties officeooo:paragraph-rsid="0015af92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799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table:number-rows-spanned="2" office:value-type="string">
              <text:p text:style-name="MP1"><draw:frame draw:style-name="Mfr1" draw:name="Imatge1" text:anchor-type="paragraph" svg:x="-0.049cm" svg:y="0cm" svg:width="2.282cm" svg:height="2.171cm" draw:z-index="0"><draw:image xlink:href="Pictures/10000200000000E6000000DB2EE2435CAA7BB4AD.png" xlink:type="simple" xlink:show="embed" xlink:actuate="onLoad" loext:mime-type="image/png"/></draw:frame></text:p>
            </table:table-cell>
            <table:table-cell table:style-name="Tabla2.B1" office:value-type="string">
              <text:p text:style-name="MP2">DISTRIBUCIÓ</text:p>
            </table:table-cell>
            <table:table-cell table:style-name="Tabla2.C1" table:number-rows-spanned="2" office:value-type="string">
              <text:p text:style-name="MP3">DETALL D’APUNT DE REGISTRE</text:p>
            </table:table-cell>
          </table:table-row>
          <table:table-row table:style-name="Tabla2.1">
            <table:covered-table-cell/>
            <table:table-cell table:style-name="Tabla2.B2" office:value-type="string">
              <text:p text:style-name="MP4"><text:text-input text:description="">$entitat.nom</text:text-input></text:p>
            </table:table-cell>
            <table:covered-table-cell/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17:10:47.068974717</meta:creation-date>
    <dc:date>2018-06-28T10:14:13.007848567</dc:date>
    <meta:editing-duration>PT5H55M42S</meta:editing-duration>
    <meta:editing-cycles>16</meta:editing-cycles>
    <meta:generator>LibreOffice/6.0.3.2$Linux_X86_64 LibreOffice_project/00m0$Build-2</meta:generator>
    <meta:print-date>2018-06-22T09:07:09.039381187</meta:print-date>
    <meta:document-statistic meta:table-count="5" meta:image-count="1" meta:object-count="0" meta:page-count="1" meta:paragraph-count="53" meta:word-count="143" meta:character-count="862" meta:non-whitespace-character-count="835"/>
  </office:meta>
</office:document-meta>
</file>